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office:automatic-styles>
  <office:body>
    <office:text text:use-soft-page-breaks="true">
      <text:p text:style-name="P1"><text:span text:style-name="T2">STUDENT:<text:s/></text:span>Hello, good afternoon.<text:s/></text:p>
      <text:p text:style-name="Normal"><text:span text:style-name="T3">TEACHER:<text:s/></text:span>Welcome to Hotel Artemis. How can I help you?</text:p>
      <text:p text:style-name="Normal"><text:span text:style-name="T4">STUDENT:<text:s/></text:span>Well, I could stay in your hotel and is it possible <text:s/>book a room for two person?</text:p>
      <text:p text:style-name="Normal"><text:span text:style-name="T5">TEACHER:<text:s/></text:span>Ok, for two people, how many nights?</text:p>
      <text:p text:style-name="Normal"><text:span text:style-name="T6">STUDENT:<text:s/></text:span>For two night.</text:p>
      <text:p text:style-name="Normal"><text:span text:style-name="T7">TEACHER:<text:s/></text:span>Ok, thank you very much. Could I please have your name and your ID card or passport, please?</text:p>
      <text:p text:style-name="Normal"><text:span text:style-name="T8">STUDENT:<text:s/></text:span>Ok, that's it.<text:s/></text:p>
      <text:p text:style-name="Normal"><text:span text:style-name="T9">TEACHER:<text:s/></text:span>Thank you for the passport. And your name is<text:s/>[***NAME***]?</text:p>
      <text:p text:style-name="Normal"><text:span text:style-name="T10">STUDENT:<text:s/></text:span>[***NAME***].</text:p>
      <text:p text:style-name="Normal"><text:span text:style-name="T11">TEACHER:<text:s/></text:span>Thank you very much. Ok, so you have a room booked for two nights for two people. Here we are. So, here are the keys.<text:s/></text:p>
      <text:p text:style-name="Normal">Thank you<text:s/></text:p>
      <text:p text:style-name="Normal"><text:span text:style-name="T12">TEACHER:<text:s/></text:span>You can use also the locker with these keys.<text:s/></text:p>
      <text:p text:style-name="Normal"><text:span text:style-name="T13">STUDENT:<text:s/></text:span>Ok, well.<text:line-break/>I have questions about the hotel service. What kind of facilities do you have in the hotel?</text:p>
      <text:p text:style-name="Normal"><text:span text:style-name="T14">TEACHER:<text:s/></text:span>Ok, we have the Spa Artemis, where you can have massages, sauna, facial treatments. There is the rooftop bar, where you can have drinks, snacks, and there is also a panoramic view. And there is an indoor pool, fitness centre. And we also provide services of shuttle to the airport, and we have also our restaurant.</text:p>
      <text:p text:style-name="Normal"><text:span text:style-name="T15">STUDENT:<text:s/></text:span>Okay, what time is open the gym.?<text:s/></text:p>
      <text:p text:style-name="Normal"><text:span text:style-name="T16">TEACHER:<text:s/></text:span>Ok, the gym is open 24 hours a day, so you can go also at night, whenever you want. And you don't need a reservation. Maybe there are peak hours, like in the morning, late in the morning, or maybe late in the evening, okay, there are more people.</text:p>
      <text:p text:style-name="Normal"><text:span text:style-name="T17">STUDENT:<text:s/></text:span>Okay, well, I prefer entering at 6 in the morning.<text:s/></text:p>
      <text:p text:style-name="Normal"><text:span text:style-name="T18">TEACHER:<text:s/></text:span>Okay, so yeah, you won't find many<text:s/>people.<text:s/></text:p>
      <text:p text:style-name="Normal"><text:span text:style-name="T19">STUDENT:<text:s/></text:span>Very well, okay. Where are the shuttle bus for visiting a place near the hotel?<text:s/></text:p>
      <text:p text:style-name="Normal"><text:span text:style-name="T20">TEACHER:<text:s/></text:span>Okay, so do you have our brochure?<text:s/></text:p>
      <text:p text:style-name="Normal"><text:span text:style-name="T21">STUDENT:<text:s/></text:span>Yes.<text:s/></text:p>
      <text:p text:style-name="Normal"><text:span text:style-name="T22">TEACHER:<text:s/></text:span>Okay, so as you can see,d nearby attractions are St. Paul Cathedrals, Millennium Bridge, London Eye and Thames River. However, if you're looking for a bus, I<text:s/><text:soft-page-break/>suggest you going to the to the closest underground station, which is five minutes from here on foot.<text:s/></text:p>
      <text:p text:style-name="Normal"><text:span text:style-name="T23">STUDENT:<text:s/></text:span>Okay. Well, sorry, for visiting the Harry Potter's tour.</text:p>
      <text:p text:style-name="Normal"><text:span text:style-name="T24">TEACHER:<text:s/></text:span>Okay, for the Harry Potter's tour we provide two trips. One in the morning and one in the afternoon. And it costs 45 pounds per person. And it usually lasts five hours.<text:s/></text:p>
      <text:p text:style-name="Normal"><text:span text:style-name="T25">STUDENT:<text:s/></text:span>Okay.<text:s/></text:p>
      <text:p text:style-name="Normal"><text:span text:style-name="T26">TEACHER:<text:s/></text:span>would you like to book a trip?</text:p>
      <text:p text:style-name="Normal"><text:span text:style-name="T27">STUDENT:<text:s/></text:span>Yes, yes, the Harry Potter's tours is interesting. But can I pay with cash or card?</text:p>
      <text:p text:style-name="Normal"><text:span text:style-name="T28">TEACHER:<text:s/></text:span>You can pay by card or in cash. If you want, you can also pay at the checkout once you check out. Or you can pay now in…yeah… whatever you want.</text:p>
      <text:p text:style-name="Normal"><text:span text:style-name="T29">STUDENT:<text:s/></text:span>Ok, sounds good. Well, and...<text:s/>Another question please. At what time start the dinner?</text:p>
      <text:p text:style-name="Normal"><text:span text:style-name="T30">TEACHER:<text:s/></text:span>Okay, dinner is from 7 to 10 p.m. while breakfast, I don't know, yes, you have breakfast included.</text:p>
      <text:p text:style-name="Normal"><text:span text:style-name="T31">STUDENT:<text:s/></text:span>Yes.<text:s/></text:p>
      <text:p text:style-name="Normal"><text:span text:style-name="T32">TEACHER:<text:s/></text:span>Breakfast is served from 7 to 10 a.m.<text:s/></text:p>
      <text:p text:style-name="Normal"><text:span text:style-name="T33">STUDENT:<text:s/></text:span>Okay.<text:s/></text:p>
      <text:p text:style-name="Normal"><text:span text:style-name="T34">TEACHER:<text:s/></text:span>I don't know, would you like to have dinner with us tonight or maybe tomorrow night?<text:s/></text:p>
      <text:p text:style-name="Normal"><text:span text:style-name="T35">STUDENT:<text:s/></text:span>Both.<text:s/></text:p>
      <text:p text:style-name="Normal"><text:span text:style-name="T36">TEACHER:<text:s/></text:span>Okay, both nights.<text:s/></text:p>
      <text:p text:style-name="Normal">Yes, both nights.</text:p>
      <text:p text:style-name="Normal"><text:span text:style-name="T37">TEACHER:<text:s/></text:span>So, for tonight and tomorrow.<text:s/></text:p>
      <text:p text:style-name="Normal">Yes.<text:s/></text:p>
      <text:p text:style-name="Normal"><text:span text:style-name="T38">TEACHER:<text:s/></text:span>Unfortunately for tonight I only have a free table at 9.30, is that okay with you?</text:p>
      <text:p text:style-name="Normal"><text:span text:style-name="T39">STUDENT:<text:s/></text:span>Yes, no problem.</text:p>
      <text:p text:style-name="Normal"><text:span text:style-name="T40">TEACHER:<text:s/></text:span>Okay, so you have a table booked for tonight at 9.30 and what about tomorrow? What time do you prefer? We have a lot of free time...ehm… free table.</text:p>
      <text:p text:style-name="Normal"><text:span text:style-name="T41">STUDENT:<text:s/></text:span>Okay, but you... Advisor book now for the dinner for tomorrow?<text:s/></text:p>
      <text:soft-page-break/>
      <text:p text:style-name="Normal"><text:span text:style-name="T42">TEACHER:<text:s/></text:span>Advisor, do you mean if I suggest you book it now?<text:s/></text:p>
      <text:p text:style-name="Normal"><text:span text:style-name="T43">STUDENT:<text:s/></text:span>Suggest, yes. Sorry.</text:p>
      <text:p text:style-name="Normal"><text:span text:style-name="T44">TEACHER:<text:s/></text:span>Maybe, yeah, because sometimes it can be busy. Tomorrow is Sunday night, so maybe we will have a lot of guests.</text:p>
      <text:p text:style-name="Normal"><text:span text:style-name="T45">STUDENT:<text:s/></text:span>Okay, well, if is it …if it is possible, I book it now.</text:p>
      <text:p text:style-name="Normal"><text:span text:style-name="T46">TEACHER:<text:s/></text:span>Okay, so I have a booking for tonight at half past nine and tomorrow at eight. Yes. Is that okay with you, 8 p.m.?<text:s/></text:p>
      <text:p text:style-name="Normal"><text:span text:style-name="T47">STUDENT:<text:s/></text:span>Exactly.<text:s/></text:p>
      <text:p text:style-name="Normal"><text:span text:style-name="T48">TEACHER:<text:s/></text:span>Cool. Okay, so see you tonight and see you later. Okay, so as you will be here around.<text:s/><text:line-break/>Is there anything else I can help you with.?</text:p>
      <text:p text:style-name="Normal"><text:span text:style-name="T49">STUDENT:<text:s/></text:span>Another one for the checkout for tomorrow.</text:p>
      <text:p text:style-name="Normal"><text:span text:style-name="T50">TEACHER:<text:s/></text:span>No, the day after tomorrow, right? As you will stay tonight. Tonight, and tomorrow. Okay, so are you leaving tomorrow night?<text:s/></text:p>
      <text:p text:style-name="Normal"><text:span text:style-name="T51">STUDENT:<text:s/></text:span>Yes. What time? After dinner, is it possible?<text:s/></text:p>
      <text:p text:style-name="Normal"><text:span text:style-name="T52">TEACHER:<text:s/></text:span>Of course. Yes, you can check out tomorrow after dinner. Yes, sure.<text:s/></text:p>
      <text:p text:style-name="Normal">Okay.</text:p>
      <text:p text:style-name="Normal"><text:span text:style-name="T53">TEACHER:<text:s/></text:span>So yes, what was the question?</text:p>
      <text:p text:style-name="Normal"><text:span text:style-name="T54">STUDENT:<text:s/></text:span>For the menu of the restaurant.<text:s/></text:p>
      <text:p text:style-name="Normal"><text:span text:style-name="T55">TEACHER:<text:s/></text:span>Oh, okay.</text:p>
      <text:p text:style-name="Normal"><text:span text:style-name="T56">STUDENT:<text:s/></text:span>Is it possible eating pizza?</text:p>
      <text:p text:style-name="Normal"><text:span text:style-name="T57">TEACHER:<text:s/></text:span>Oh, yes, yes, we serve pizza. And yes…. we can serve pizza. Yes, it's on the menu. You can check it on the back of the brochure.<text:s/></text:p>
      <text:p text:style-name="Normal"><text:span text:style-name="T58">STUDENT:<text:s/></text:span>Okay,<text:span text:style-name="T59"><text:s/></text:span>Okay, that's all.<text:s/></text:p>
      <text:p text:style-name="Normal"><text:span text:style-name="T60">TEACHER:<text:s/></text:span>Okay.</text:p>
      <text:p text:style-name="Normal"><text:span text:style-name="T61">STUDENT:<text:s/></text:span>Thank you. See<text:s/>you leader for refreshing me at the bar.</text:p>
      <text:p text:style-name="Normal"><text:span text:style-name="T62">TEACHER: <text:s/></text:span>Oh, thank you, good.<text:s/></text:p>
      <text:p text:style-name="Normal"><text:span text:style-name="T63">STUDENT: <text:s/></text:span>And, well, thank you.</text:p>
      <text:p text:style-name="Normal"><text:span text:style-name="T64">TEACHER: <text:s/></text:span>You're welcome. So, see you around. I hope you will... Don't forget your tour tomorrow.<text:s/></text:p>
      <text:soft-page-break/>
      <text:p text:style-name="Normal"><text:span text:style-name="T65">STUDENT:<text:s/></text:span>Okay.<text:s/></text:p>
      <text:p text:style-name="Normal"><text:span text:style-name="T66">TEACHER: <text:s/></text:span>Your Harry Potter tour!<text:line-break/>And, yes, so see you around and hope you enjoy your staying with us. Thank you.<text:s/></text:p>
      <text:p text:style-name="Normal"><text:span text:style-name="T67">STUDENT:<text:s/></text:span>Thank you very much. Good job.<text:s/></text:p>
      <text:p text:style-name="Normal"><text:span text:style-name="T68">TEACHER: <text:s/></text:span>Thank you. Bye. Bye-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9T18:06:00Z</meta:creation-date>
    <dc:date>2025-12-24T11:07:00Z</dc:date>
    <meta:template xlink:href="Normal" xlink:type="simple"/>
    <meta:editing-cycles>2</meta:editing-cycles>
    <meta:editing-duration>PT73800S</meta:editing-duration>
    <meta:document-statistic meta:page-count="4" meta:paragraph-count="9" meta:word-count="741" meta:character-count="4956" meta:row-count="35" meta:non-whitespace-character-count="4224"/>
  </office:meta>
</office:document-meta>
</file>